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 style:list-style-name="L1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style:text-underline-style="solid" style:text-underline-width="auto" style:text-underline-color="font-color" style:font-size-asian="12pt" style:font-size-complex="12pt"/>
    </style:style>
    <style:style style:name="P6" style:family="paragraph" style:parent-style-name="Standard" style:list-style-name="L1">
      <style:text-properties fo:font-size="12pt" style:text-underline-style="solid" style:text-underline-width="auto" style:text-underline-color="font-color" style:font-size-asian="12pt" style:font-size-complex="12pt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 style:list-style-name="L2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-Projet</text:p>
      <text:p text:style-name="P1"/>
      <text:p text:style-name="P2">Les principaux objectifs de a demande:</text:p>
      <text:p text:style-name="P2"/>
      <text:list xml:id="list767691728474314960" text:style-name="L1">
        <text:list-item>
          <text:p text:style-name="P4">Développement de l'application WEB avec mise en place – 30 jours soit 6 semaines.</text:p>
          <text:p text:style-name="P6">Budget estimé : 10500€ ttc soit 350€/j </text:p>
        </text:list-item>
      </text:list>
      <text:p text:style-name="P2"/>
      <text:p text:style-name="P2"><text:tab/>A) Les objectifs pour l'application :</text:p>
      <text:p text:style-name="P2"><text:tab/><text:tab/>Permettre la supervision du matériel informatique de l'entreprise Meublinot qui <text:tab/><text:tab/><text:tab/>comprends :</text:p>
      <text:list xml:id="list5385169165279600842" text:style-name="L2">
        <text:list-item>
          <text:list>
            <text:list-item>
              <text:list>
                <text:list-item>
                  <text:list>
                    <text:list-item>
                      <text:p text:style-name="P8">Un serveur Active Directory, du domaine (meublinot.home)</text:p>
                    </text:list-item>
                    <text:list-item>
                      <text:p text:style-name="P8">Un serveur de Fichier</text:p>
                    </text:list-item>
                    <text:list-item>
                      <text:p text:style-name="P8">Un pare-Feu</text:p>
                    </text:list-item>
                    <text:list-item>
                      <text:p text:style-name="P8">Un routeur </text:p>
                    </text:list-item>
                    <text:list-item>
                      <text:p text:style-name="P8">Un réseau Wifi unique au siège </text:p>
                    </text:list-item>
                    <text:list-item>
                      <text:p text:style-name="P8">Les PC fixes et portables des utilisateurs</text:p>
                    </text:list-item>
                    <text:list-item>
                      <text:p text:style-name="P8">Pour chaque boutique : Un pare feu, Une Livebox Orange, Un NAS</text:p>
                    </text:list-item>
                  </text:list>
                </text:list-item>
              </text:list>
            </text:list-item>
          </text:list>
        </text:list-item>
      </text:list>
      <text:p text:style-name="P2"><text:tab/></text:p>
      <text:p text:style-name="P2"><text:tab/>B) </text:p>
      <text:list xml:id="list37424338" text:continue-numbering="true" text:style-name="L2">
        <text:list-item>
          <text:list>
            <text:list-item>
              <text:list>
                <text:list-item>
                  <text:list>
                    <text:list-header>
                      <text:p text:style-name="P8"/>
                    </text:list-header>
                  </text:list>
                </text:list-item>
              </text:list>
            </text:list-item>
          </text:list>
        </text:list-item>
      </text:list>
      <text:p text:style-name="P2"/>
      <text:p text:style-name="P2"/>
      <text:list xml:id="list37401048" text:continue-list="list767691728474314960" text:style-name="L1">
        <text:list-item>
          <text:p text:style-name="P4">Formation d'un technicien Meublinot pour maintient et maintenance – 5 jours soit 1 semaines.</text:p>
          <text:p text:style-name="P6">Budget estimé : 3500€ ttc soit 350€/j</text:p>
        </text:list-item>
      </text:list>
      <text:p text:style-name="P3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03T14:25:18.45</meta:creation-date>
    <dc:date>2022-10-03T17:17:21.80</dc:date>
    <meta:editing-duration>PT1H31M49S</meta:editing-duration>
    <meta:editing-cycles>4</meta:editing-cycles>
    <meta:generator>OpenOffice/4.1.13$Win32 OpenOffice.org_project/4113m1$Build-9810</meta:generator>
    <meta:document-statistic meta:table-count="0" meta:image-count="0" meta:object-count="0" meta:page-count="1" meta:paragraph-count="17" meta:word-count="117" meta:character-count="679"/>
  </office:meta>
</office:document-meta>
</file>